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start"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style:font-name="Times New Roman" fo:font-size="30pt" style:font-name-asian="Times New Roman1" style:font-size-asian="30pt" style:font-name-complex="Times New Roman1" style:font-size-complex="3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querimientos</text:span></text:p>
      <text:p text:style-name="P1"/>
      <text:p text:style-name="P1"/>
      <text:p text:style-name="P1"># Identificación con códigos propios para los productos importados.</text:p>
      <text:p text:style-name="P1"/>
      <text:p text:style-name="P1"># Diferenciar familias de productos, diferenciar aquellos que necesitan tratamiento particular </text:p>
      <text:p text:style-name="P1">(ej: cadena de frío), saber su fecha de llegada y si se dispone de almacenamiento idóneo (ej: cámara de frío).</text:p>
      <text:p text:style-name="P1"/>
      <text:p text:style-name="P1"># Diferenciar productos que se puedan contaminar entre sí.</text:p>
      <text:p text:style-name="P1"/>
      <text:p text:style-name="P1"># Marcar aquellos productos que deban ser tratados con cuidado o que sean peligrosos.</text:p>
      <text:p text:style-name="P1"/>
      <text:p text:style-name="P1"># Se debe saber fecha de llegada, ubicación donde será almacenado, aparcamiento estimado.</text:p>
      <text:p text:style-name="P1"/>
      <text:p text:style-name="P1"># Se debe conocer estructura, capacidad y consideraciones de los espacios de almacenamiento.</text:p>
      <text:p text:style-name="P1"/>
      <text:p text:style-name="P1"># Adjudicar estadía de los productos según las distintas épocas del año y en base a los datos que el cliente nos proporcione sobre la venta de años anteriores.</text:p>
      <text:p text:style-name="P1"/>
      <text:p text:style-name="P1"># Tiene que quedar almacenamiento suficiente para contemplar cierto margen extra de productos.</text:p>
      <text:p text:style-name="P1"/>
      <text:p text:style-name="P1"># Calcular el stock extra para los puntos de venta que se suministran desde el almacén central.</text:p>
      <text:p text:style-name="P1"/>
      <text:p text:style-name="P1"># Al comprar atribuir a los productos su destino si estos van a ser redistribuidos a otros puntos de venta.</text:p>
      <text:p text:style-name="P1"/>
      <text:p text:style-name="P1"># Poder catalogar si uno o más productos cambiaron su estado por deterioro, manipulación, corte de la cadena de frío, etc. Además se debe calcular el costo de la reposición de los productos perdidos teniendo en cuenta costo de compra urgente, costo de almacenamiento desperdiciado.</text:p>
      <text:p text:style-name="P1"><text:soft-page-break/></text:p>
      <text:p text:style-name="P1"># Crear control de insumos en el departamento de compras, que levante alertas cuando no coincidan los productos con lo esperado.</text:p>
      <text:p text:style-name="P1"/>
      <text:p text:style-name="P1"># Controlar fechas de caducidad de los productos y calcular pérdidas, y elevar notificaciones a la parte de ventas.</text:p>
      <text:p text:style-name="P1"/>
      <text:p text:style-name="P1"># Visualizaciones gráficas de los datos del sistem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6" meta:word-count="262" meta:character-count="1641" meta:non-whitespace-character-count="1394"/>
    <meta:generator>LibreOfficeDev/6.0.5.2$Linux_X86_64 LibreOffice_project/</meta:generator>
  </office:meta>
</office:document-meta>
</file>